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3"/>
        <table:table-column table:default-cell-style-name="ACE-1" table:style-name="ACOL-0" table:number-columns-repeated="236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roliv_Markama-3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2.329999999999998">
            <text:p>52.33</text:p>
          </table:table-cell>
          <table:table-cell table:style-name="ACE-1" office:value-type="float" office:value="7477.9899999999998">
            <text:p>7477.99</text:p>
          </table:table-cell>
          <table:table-cell table:style-name="ACE-1" office:value-type="float" office:value="149.52000000000001">
            <text:p>149.5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9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075">
            <text:p>1075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2+m long log on descending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2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215">
            <text:p>421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.5-m long log behind berm of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4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890">
            <text:p>489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-m long log on descending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3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000">
            <text:p>500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+m long log behind berm of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697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05">
            <text:p>50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 from 2nd youngest non-modern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5625">
            <text:p>0.5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5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745">
            <text:p>74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 from youngest non-modern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86249999999999982">
            <text:p>0.8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7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045">
            <text:p>1045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&gt;1.5-m long driftwood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0625">
            <text:p>2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6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180">
            <text:p>118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 partial buried by beach grave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698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635">
            <text:p>163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&gt;1.5-m long driftwood log partial buried in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9624999999999999">
            <text:p>2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699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2190">
            <text:p>219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, root plat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0625">
            <text:p>5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8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2480">
            <text:p>248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5625">
            <text:p>8.5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9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3265">
            <text:p>326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&gt;1.5-m long driftwood log partial buried in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9.5625">
            <text:p>9.5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701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3750">
            <text:p>3750</text:p>
          </table:table-cell>
          <table:table-cell table:style-name="ACE-1" office:value-type="float" office:value="116.98">
            <text:p>116.98</text:p>
          </table:table-cell>
          <table:table-cell table:style-name="ACE-1" office:value-type="string">
            <text:p>Driftwood, root plat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0625">
            <text:p>13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700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3765">
            <text:p>3765</text:p>
          </table:table-cell>
          <table:table-cell table:style-name="ACE-1" office:value-type="float" office:value="116.98">
            <text:p>116.98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1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445">
            <text:p>444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5-m long driftwood log partial buried in beach grave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662499999999998">
            <text:p>16.6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Lubinski1998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0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625">
            <text:p>462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2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295">
            <text:p>5295</text:p>
          </table:table-cell>
          <table:table-cell table:style-name="ACE-1" office:value-type="float" office:value="125.93000000000001">
            <text:p>125.93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3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645">
            <text:p>5645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&gt;1.5-m long driftwood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362499999999997">
            <text:p>21.3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4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7010">
            <text:p>701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0.4-m long log mostly buried in beach grave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6.0625">
            <text:p>26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0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75">
            <text:p>77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0.5-m long log on raised beach (H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53750000000000009">
            <text:p>−0.537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9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110">
            <text:p>111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0.5-m long log on raised beach (H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46249999999999991">
            <text:p>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87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2215">
            <text:p>221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Driftwood on low raised beach (S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6587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2655">
            <text:p>265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0.5-m long log wedged into raised beach (H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88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2970">
            <text:p>2970</text:p>
          </table:table-cell>
          <table:table-cell table:style-name="ACE-1" office:value-type="float" office:value="145">
            <text:p>14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625000000000004">
            <text:p>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1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4485">
            <text:p>448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89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4640">
            <text:p>464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4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6380">
            <text:p>6380</text:p>
          </table:table-cell>
          <table:table-cell table:style-name="ACE-1" office:value-type="float" office:value="154.46000000000001">
            <text:p>154.46</text:p>
          </table:table-cell>
          <table:table-cell table:style-name="ACE-1" office:value-type="string">
            <text:p>Whalebone at base of berm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3.162499999999998">
            <text:p>23.1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8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6995">
            <text:p>699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Whale vertebrae disc imbedded in raised beach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0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6590">
            <text:p>659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6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280">
            <text:p>7280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Whalebone embedded in beach berm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862499999999997">
            <text:p>21.8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6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245">
            <text:p>7245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1.5-m long log on descending raised beach (H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7.462499999999999">
            <text:p>2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195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445">
            <text:p>7445</text:p>
          </table:table-cell>
          <table:table-cell table:style-name="ACE-1" office:value-type="float" office:value="166.38">
            <text:p>166.38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rosswald1973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7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8000">
            <text:p>8000</text:p>
          </table:table-cell>
          <table:table-cell table:style-name="ACE-1" office:value-type="float" office:value="295">
            <text:p>295</text:p>
          </table:table-cell>
          <table:table-cell table:style-name="ACE-1" office:value-type="string">
            <text:p>Whale vertebrae on raised beach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0.462499999999999">
            <text:p>3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5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770">
            <text:p>7770</text:p>
          </table:table-cell>
          <table:table-cell table:style-name="ACE-1" office:value-type="float" office:value="170.46000000000001">
            <text:p>170.46</text:p>
          </table:table-cell>
          <table:table-cell table:style-name="ACE-1" office:value-type="string">
            <text:p>Driftwood on top of raised berm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9.0625">
            <text:p>29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8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8715">
            <text:p>8715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1+m long log buried in raised beach (H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8.462499999999999">
            <text:p>2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7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855">
            <text:p>985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Whale vertebrae on raised beach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1.462499999999999">
            <text:p>3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7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985">
            <text:p>9985</text:p>
          </table:table-cell>
          <table:table-cell table:style-name="ACE-1" office:value-type="float" office:value="200.21000000000001">
            <text:p>200.21</text:p>
          </table:table-cell>
          <table:table-cell table:style-name="ACE-1" office:value-type="string">
            <text:p>Whalebone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3.462499999999999">
            <text:p>3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9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670">
            <text:p>9670</text:p>
          </table:table-cell>
          <table:table-cell table:style-name="ACE-1" office:value-type="float" office:value="170.46000000000001">
            <text:p>170.46</text:p>
          </table:table-cell>
          <table:table-cell table:style-name="ACE-1" office:value-type="string">
            <text:p>Driftwood 2-m below the marine limit (H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4.462499999999999">
            <text:p>3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7A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060">
            <text:p>10060</text:p>
          </table:table-cell>
          <table:table-cell table:style-name="ACE-1" office:value-type="float" office:value="230">
            <text:p>230</text:p>
          </table:table-cell>
          <table:table-cell table:style-name="ACE-1" office:value-type="string">
            <text:p>Whale vertebrae on raised beach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1.462499999999999">
            <text:p>3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8567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085">
            <text:p>1008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Paired Mya truncata from marine sand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4">
            <text:p>34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32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130">
            <text:p>10130</text:p>
          </table:table-cell>
          <table:table-cell table:style-name="ACE-1" office:value-type="float" office:value="479.54000000000002">
            <text:p>479.54</text:p>
          </table:table-cell>
          <table:table-cell table:style-name="ACE-1" office:value-type="string">
            <text:p>Mya truncata fragment from marine sand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7">
            <text:p>37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33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330">
            <text:p>10330</text:p>
          </table:table-cell>
          <table:table-cell table:style-name="ACE-1" office:value-type="float" office:value="479.54000000000002">
            <text:p>479.54</text:p>
          </table:table-cell>
          <table:table-cell table:style-name="ACE-1" office:value-type="string">
            <text:p>Mya truncata fragment from marine sand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4">
            <text:p>34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8566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435">
            <text:p>1043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Paired Mya truncata from marine sand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2">
            <text:p>32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8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965">
            <text:p>9965</text:p>
          </table:table-cell>
          <table:table-cell table:style-name="ACE-1" office:value-type="float" office:value="174.59">
            <text:p>174.59</text:p>
          </table:table-cell>
          <table:table-cell table:style-name="ACE-1" office:value-type="string">
            <text:p>Driftwood just below the marine limit (S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5.462499999999999">
            <text:p>3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66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730">
            <text:p>107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Paired Mya truncata from marine sand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0">
            <text:p>30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5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1500">
            <text:p>150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Driftwood on raised beach (K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4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2410">
            <text:p>241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Driftwood on raised beach (K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3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2980">
            <text:p>2980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Driftwood on raised beach (K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2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4235">
            <text:p>4235</text:p>
          </table:table-cell>
          <table:table-cell table:style-name="ACE-1" office:value-type="float" office:value="122.81">
            <text:p>122.81</text:p>
          </table:table-cell>
          <table:table-cell table:style-name="ACE-1" office:value-type="string">
            <text:p>1.5-m long log from raised beach (K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Etal1996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7902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6630">
            <text:p>663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Paired Hiatella arctica from littoral gravel and sublittoral sand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.3313086453749534">
            <text:p>2.33131</text:p>
          </table:table-cell>
          <table:table-cell table:style-name="ACE-1" office:value-type="float" office:value="2.3313086453749534">
            <text:p>2.3313086</text:p>
          </table:table-cell>
          <table:table-cell table:style-name="ACE-1" office:value-type="string">
            <text:p>FormanEtal1996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67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10730">
            <text:p>107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Paired Mya truncata from sublittoral sand (K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2.3313086453749534">
            <text:p>2.33131</text:p>
          </table:table-cell>
          <table:table-cell table:style-name="ACE-1" office:value-type="float" office:value="2.3313086453749534">
            <text:p>2.3313086</text:p>
          </table:table-cell>
          <table:table-cell table:style-name="ACE-1" office:value-type="string">
            <text:p>FormanEtal1996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6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10360">
            <text:p>1036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0.5-m long log on raised beach (N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462499999999999">
            <text:p>2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1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1055">
            <text:p>1055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3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2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2010">
            <text:p>201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3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2790">
            <text:p>279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1-m long log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4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4555">
            <text:p>455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8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5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5080">
            <text:p>50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3-m long log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3.462499999999999">
            <text:p>2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9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2560">
            <text:p>256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2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8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3955">
            <text:p>395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0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4150">
            <text:p>415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2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0G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5295">
            <text:p>529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Whale skull partially buried in raised beach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1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5100">
            <text:p>5100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2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5980">
            <text:p>598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3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8135">
            <text:p>8135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0.3-m long wood fragments with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7.462499999999999">
            <text:p>2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46</text:p>
          </table:table-cell>
          <table:table-cell table:style-name="ACE-1" office:value-type="float" office:value="80.629999999999995">
            <text:p>80.63</text:p>
          </table:table-cell>
          <table:table-cell table:style-name="ACE-1" office:value-type="float" office:value="55.93">
            <text:p>55.93</text:p>
          </table:table-cell>
          <table:table-cell table:style-name="ACE-1" office:value-type="float" office:value="9613.2399999999998">
            <text:p>9613.24</text:p>
          </table:table-cell>
          <table:table-cell table:style-name="ACE-1" office:value-type="float" office:value="127.40000000000001">
            <text:p>127.4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Proliv_Markama-4</text:p>
          </table:table-cell>
          <table:table-cell table:style-name="ACE-1" office:value-type="float" office:value="80.629999999999995">
            <text:p>80.63</text:p>
          </table:table-cell>
          <table:table-cell table:style-name="ACE-1" office:value-type="float" office:value="55.93">
            <text:p>55.93</text:p>
          </table:table-cell>
          <table:table-cell table:style-name="ACE-1" office:value-type="string">
            <text:p>n_a</text:p>
          </table:table-cell>
          <table:table-cell table:style-name="ACE-1" office:value-type="string">
            <text:p>n_a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U-ser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027-_AMS</text:p>
          </table:table-cell>
          <table:table-cell table:style-name="ACE-1" office:value-type="float" office:value="80.640000000000001">
            <text:p>80.64</text:p>
          </table:table-cell>
          <table:table-cell table:style-name="ACE-1" office:value-type="float" office:value="56.270000000000003">
            <text:p>56.27</text:p>
          </table:table-cell>
          <table:table-cell table:style-name="ACE-1" office:value-type="float" office:value="9826">
            <text:p>9826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a truncata valve from sublittoral sand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">
            <text:p>9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7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1075">
            <text:p>107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1.5-m long log buried in raised beach (H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53750000000000009">
            <text:p>−0.537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6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1830">
            <text:p>183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1.5-m long log on raised beach (N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037500000000000089">
            <text:p>−0.037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2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2040">
            <text:p>204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2-m long log on raised beach (N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0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2980">
            <text:p>2980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4-m long log on raised beach (F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9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3635">
            <text:p>3635</text:p>
          </table:table-cell>
          <table:table-cell table:style-name="ACE-1" office:value-type="float" office:value="135">
            <text:p>135</text:p>
          </table:table-cell>
          <table:table-cell table:style-name="ACE-1" office:value-type="string">
            <text:p>1-m long tree root-plate buried in raised beach (F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625000000000004">
            <text:p>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5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3885">
            <text:p>3885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1-m long tree root-plate buried in raised beach (N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4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4315">
            <text:p>431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3-m long log on raised beach (N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239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4775">
            <text:p>4775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rosswald1963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roliv_Markama-1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4775">
            <text:p>4775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Driftwood (H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rosswald1963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3A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215">
            <text:p>5215</text:p>
          </table:table-cell>
          <table:table-cell table:style-name="ACE-1" office:value-type="float" office:value="165">
            <text:p>165</text:p>
          </table:table-cell>
          <table:table-cell table:style-name="ACE-1" office:value-type="string">
            <text:p>2-m long whale ribimb edded into raised beach (N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3G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375">
            <text:p>537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2-m long whale ribimb edded into raised beach (N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0247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530">
            <text:p>553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Paired Mya truncata from marine muds (H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8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435">
            <text:p>543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0.5-m long log on raised beach (H)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6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1325">
            <text:p>132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1-m long log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7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2265">
            <text:p>226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-m long log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8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3515">
            <text:p>351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0.7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15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3770">
            <text:p>377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9.4625000000000004">
            <text:p>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0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5010">
            <text:p>5010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0.3-m long wood fragments with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4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6490">
            <text:p>6490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1.5-long log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5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8655">
            <text:p>8655</text:p>
          </table:table-cell>
          <table:table-cell table:style-name="ACE-1" office:value-type="float" office:value="145">
            <text:p>145</text:p>
          </table:table-cell>
          <table:table-cell table:style-name="ACE-1" office:value-type="string">
            <text:p>1-m long log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9.462499999999999">
            <text:p>2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roliv_Markama-2</text:p>
          </table:table-cell>
          <table:table-cell table:style-name="ACE-1" office:value-type="float" office:value="80.560000000000002">
            <text:p>80.56</text:p>
          </table:table-cell>
          <table:table-cell table:style-name="ACE-1" office:value-type="float" office:value="57.539999999999999">
            <text:p>57.54</text:p>
          </table:table-cell>
          <table:table-cell table:style-name="ACE-1" office:value-type="float" office:value="4807.9899999999998">
            <text:p>4807.99</text:p>
          </table:table-cell>
          <table:table-cell table:style-name="ACE-1" office:value-type="float" office:value="131.74000000000001">
            <text:p>131.74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12</text:p>
          </table:table-cell>
          <table:table-cell table:style-name="ACE-1" office:value-type="float" office:value="80.159999999999997">
            <text:p>80.16</text:p>
          </table:table-cell>
          <table:table-cell table:style-name="ACE-1" office:value-type="float" office:value="57.850000000000001">
            <text:p>57.85</text:p>
          </table:table-cell>
          <table:table-cell table:style-name="ACE-1" office:value-type="float" office:value="8310">
            <text:p>8310</text:p>
          </table:table-cell>
          <table:table-cell table:style-name="ACE-1" office:value-type="float" office:value="145">
            <text:p>145</text:p>
          </table:table-cell>
          <table:table-cell table:style-name="ACE-1" office:value-type="string">
            <text:p>2-m long splinter log found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170-_AMS</text:p>
          </table:table-cell>
          <table:table-cell table:style-name="ACE-1" office:value-type="float" office:value="80.760000000000005">
            <text:p>80.76</text:p>
          </table:table-cell>
          <table:table-cell table:style-name="ACE-1" office:value-type="float" office:value="58.270000000000003">
            <text:p>58.27</text:p>
          </table:table-cell>
          <table:table-cell table:style-name="ACE-1" office:value-type="float" office:value="9410">
            <text:p>941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Hiatella arctica valve from sublittoral sand (W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">
            <text:p>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14</text:p>
          </table:table-cell>
          <table:table-cell table:style-name="ACE-1" office:value-type="float" office:value="79.769999999999996">
            <text:p>79.77</text:p>
          </table:table-cell>
          <table:table-cell table:style-name="ACE-1" office:value-type="float" office:value="58.640000000000001">
            <text:p>58.64</text:p>
          </table:table-cell>
          <table:table-cell table:style-name="ACE-1" office:value-type="float" office:value="1860">
            <text:p>1860</text:p>
          </table:table-cell>
          <table:table-cell table:style-name="ACE-1" office:value-type="float" office:value="473.67000000000002">
            <text:p>473.67</text:p>
          </table:table-cell>
          <table:table-cell table:style-name="ACE-1" office:value-type="string">
            <text:p>whale bone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2223099245727433">
            <text:p>3.22</text:p>
          </table:table-cell>
          <table:table-cell table:style-name="ACE-2" office:value-type="float" office:value="3.2223099245727433">
            <text:p>3.22</text:p>
          </table:table-cell>
          <table:table-cell table:style-name="ACE-2" office:value-type="string">
            <text:p>GusevEtal2013a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9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975">
            <text:p>97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0.75-m long log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0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2040">
            <text:p>204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2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Polyak1997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1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3295">
            <text:p>3295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2.5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367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3660">
            <text:p>366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0.75-m long log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366G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4865">
            <text:p>486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Fragment from whale skull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3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5205">
            <text:p>520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2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5255">
            <text:p>525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4625">
            <text:p>1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4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5830">
            <text:p>583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8.462499999999999">
            <text:p>1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6G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6320">
            <text:p>632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Walrus skull in raised beach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0.462499999999999">
            <text:p>20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Polyak1997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21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59999999999999">
            <text:p>58.86</text:p>
          </table:table-cell>
          <table:table-cell table:style-name="ACE-1" office:value-type="float" office:value="2740">
            <text:p>2740</text:p>
          </table:table-cell>
          <table:table-cell table:style-name="ACE-1" office:value-type="float" office:value="132.50999999999999">
            <text:p>132.51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962499999999999">
            <text:p>25.9625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07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69999999999997">
            <text:p>58.87</text:p>
          </table:table-cell>
          <table:table-cell table:style-name="ACE-1" office:value-type="float" office:value="1800">
            <text:p>180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962499999999999">
            <text:p>25.9625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01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80000000000003">
            <text:p>58.88</text:p>
          </table:table-cell>
          <table:table-cell table:style-name="ACE-1" office:value-type="float" office:value="2770">
            <text:p>277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962499999999999">
            <text:p>25.9625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714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80000000000003">
            <text:p>58.88</text:p>
          </table:table-cell>
          <table:table-cell table:style-name="ACE-1" office:value-type="float" office:value="7180">
            <text:p>7180</text:p>
          </table:table-cell>
          <table:table-cell table:style-name="ACE-1" office:value-type="float" office:value="486.06999999999999">
            <text:p>486.07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0">
            <text:p>60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713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90000000000001">
            <text:p>58.89</text:p>
          </table:table-cell>
          <table:table-cell table:style-name="ACE-1" office:value-type="float" office:value="8010">
            <text:p>8010</text:p>
          </table:table-cell>
          <table:table-cell table:style-name="ACE-1" office:value-type="float" office:value="483.69">
            <text:p>483.69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5">
            <text:p>15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711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90000000000001">
            <text:p>58.89</text:p>
          </table:table-cell>
          <table:table-cell table:style-name="ACE-1" office:value-type="float" office:value="8970">
            <text:p>8970</text:p>
          </table:table-cell>
          <table:table-cell table:style-name="ACE-1" office:value-type="float" office:value="488.63">
            <text:p>488.63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7">
            <text:p>1.7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7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1100">
            <text:p>110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2-m long log in raised beach behind storm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46249999999999991">
            <text:p>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1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1465">
            <text:p>146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8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1645">
            <text:p>164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0.75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2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2870">
            <text:p>2870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2 m-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4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3230">
            <text:p>323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3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3625">
            <text:p>362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1-m lon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7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6055">
            <text:p>605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2-m long log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8.462499999999999">
            <text:p>1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5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6470">
            <text:p>647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6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7335">
            <text:p>733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0.5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8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7980">
            <text:p>7980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5-m long log in raised beach at marine limi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2.462499999999999">
            <text:p>2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8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1850">
            <text:p>185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7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3195">
            <text:p>319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4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3635">
            <text:p>363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1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36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4830">
            <text:p>48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0.75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Polyak1997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5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4870">
            <text:p>4870</text:p>
          </table:table-cell>
          <table:table-cell table:style-name="ACE-1" office:value-type="float" office:value="155">
            <text:p>155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6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4925">
            <text:p>4925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" gnm:cursor-row="68">
          <gnm:selection gnm:start-col="1" gnm:start-row="68" gnm:end-col="1" gnm:end-row="6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30T07:44:0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